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own.setExecutable( String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own.Ch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wn.setOwner( String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own.checkConfigu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